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lifiedPropertyTypeSchemaNamingStrateg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PropertyTypeSchemaNamingStrategy.nameSchemaType( ElementDescriptor element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